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D000000DD70DD954D.svm" manifest:media-type="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 20 20 10" table:style-name="ta1">
        <table:shapes>
          <draw:frame draw:z-index="0" draw:style-name="gr1" draw:text-style-name="P1" svg:width="6.2988in" svg:height="3.5429in" svg:x="10.4244in" svg:y="0.1335in">
            <draw:object draw:notify-on-update-of-ranges="'20 20 20 10'.A2:'20 20 20 10'.A101 '20 20 20 10'.B1:'20 20 20 10'.B1 '20 20 20 10'.B2:'20 20 20 10'.B101 '20 20 20 10'.A2:'20 20 20 10'.A101 '20 20 20 10'.C1:'20 20 20 10'.C1 '20 20 20 10'.C2:'20 20 20 10'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374in" svg:y="3.9843in">
            <draw:object draw:notify-on-update-of-ranges="'20 20 20 10'.A2:'20 20 20 10'.A101 '20 20 20 10'.D1:'20 20 20 10'.D1 '20 20 20 10'.D2:'20 20 20 10'.D101 '20 20 20 10'.A2:'20 20 20 10'.A101 '20 20 20 10'.E1:'20 20 20 10'.E1 '20 20 20 10'.E2:'20 20 20 10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08" calcext:value-type="float">
            <text:p>0.7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29" calcext:value-type="float">
            <text:p>1.829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366" calcext:value-type="float">
            <text:p>1.36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.302" calcext:value-type="float">
            <text:p>2.3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986" calcext:value-type="float">
            <text:p>1.986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094" calcext:value-type="float">
            <text:p>6.094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.902" calcext:value-type="float">
            <text:p>6.902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.828" calcext:value-type="float">
            <text:p>12.828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.742" calcext:value-type="float">
            <text:p>12.742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.637" calcext:value-type="float">
            <text:p>23.637</text:p>
          </table:table-cell>
          <table:table-cell office:value-type="float" office:value="5.889" calcext:value-type="float">
            <text:p>5.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.257" calcext:value-type="float">
            <text:p>24.257</text:p>
          </table:table-cell>
          <table:table-cell office:value-type="float" office:value="4.414" calcext:value-type="float">
            <text:p>4.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6.957" calcext:value-type="float">
            <text:p>56.957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.248" calcext:value-type="float">
            <text:p>33.248</text:p>
          </table:table-cell>
          <table:table-cell office:value-type="float" office:value="2.911" calcext:value-type="float">
            <text:p>2.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4.257" calcext:value-type="float">
            <text:p>94.25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8.3" calcext:value-type="float">
            <text:p>118.3</text:p>
          </table:table-cell>
          <table:table-cell office:value-type="float" office:value="9.071" calcext:value-type="float">
            <text:p>9.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1.979" calcext:value-type="float">
            <text:p>61.979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0.468" calcext:value-type="float">
            <text:p>60.468</text:p>
          </table:table-cell>
          <table:table-cell office:value-type="float" office:value="7.338" calcext:value-type="float">
            <text:p>7.3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7.552" calcext:value-type="float">
            <text:p>117.552</text:p>
          </table:table-cell>
          <table:table-cell office:value-type="float" office:value="9.073" calcext:value-type="float">
            <text:p>9.0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2.548" calcext:value-type="float">
            <text:p>82.548</text:p>
          </table:table-cell>
          <table:table-cell office:value-type="float" office:value="15.063" calcext:value-type="float">
            <text:p>15.0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2.333" calcext:value-type="float">
            <text:p>242.333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0.386" calcext:value-type="float">
            <text:p>240.386</text:p>
          </table:table-cell>
          <table:table-cell office:value-type="float" office:value="10.643" calcext:value-type="float">
            <text:p>10.6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8.027" calcext:value-type="float">
            <text:p>298.027</text:p>
          </table:table-cell>
          <table:table-cell office:value-type="float" office:value="25.812" calcext:value-type="float">
            <text:p>25.8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1.093" calcext:value-type="float">
            <text:p>301.093</text:p>
          </table:table-cell>
          <table:table-cell office:value-type="float" office:value="29.512" calcext:value-type="float">
            <text:p>29.5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2.32" calcext:value-type="float">
            <text:p>352.32</text:p>
          </table:table-cell>
          <table:table-cell office:value-type="float" office:value="18.003" calcext:value-type="float">
            <text:p>18.0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3.259" calcext:value-type="float">
            <text:p>273.259</text:p>
          </table:table-cell>
          <table:table-cell office:value-type="float" office:value="25.674" calcext:value-type="float">
            <text:p>25.6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4.68" calcext:value-type="float">
            <text:p>414.68</text:p>
          </table:table-cell>
          <table:table-cell office:value-type="float" office:value="18.214" calcext:value-type="float">
            <text:p>18.2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83.926" calcext:value-type="float">
            <text:p>583.926</text:p>
          </table:table-cell>
          <table:table-cell office:value-type="float" office:value="21.179" calcext:value-type="float">
            <text:p>21.1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97.365" calcext:value-type="float">
            <text:p>997.365</text:p>
          </table:table-cell>
          <table:table-cell office:value-type="float" office:value="33.533" calcext:value-type="float">
            <text:p>33.5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88.862" calcext:value-type="float">
            <text:p>388.862</text:p>
          </table:table-cell>
          <table:table-cell office:value-type="float" office:value="24.172" calcext:value-type="float">
            <text:p>24.1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77.539" calcext:value-type="float">
            <text:p>677.539</text:p>
          </table:table-cell>
          <table:table-cell office:value-type="float" office:value="26.283" calcext:value-type="float">
            <text:p>26.2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4.54" calcext:value-type="float">
            <text:p>1504.54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800.47" calcext:value-type="float">
            <text:p>1800.47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14.295" calcext:value-type="float">
            <text:p>614.295</text:p>
          </table:table-cell>
          <table:table-cell office:value-type="float" office:value="24.731" calcext:value-type="float">
            <text:p>24.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338.68" calcext:value-type="float">
            <text:p>2338.68</text:p>
          </table:table-cell>
          <table:table-cell office:value-type="float" office:value="37.282" calcext:value-type="float">
            <text:p>37.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00.63" calcext:value-type="float">
            <text:p>1200.63</text:p>
          </table:table-cell>
          <table:table-cell office:value-type="float" office:value="52.666" calcext:value-type="float">
            <text:p>52.6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11.37" calcext:value-type="float">
            <text:p>2311.37</text:p>
          </table:table-cell>
          <table:table-cell office:value-type="float" office:value="81.537" calcext:value-type="float">
            <text:p>81.5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96.203" calcext:value-type="float">
            <text:p>996.203</text:p>
          </table:table-cell>
          <table:table-cell office:value-type="float" office:value="81.092" calcext:value-type="float">
            <text:p>81.0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67.68" calcext:value-type="float">
            <text:p>1367.68</text:p>
          </table:table-cell>
          <table:table-cell office:value-type="float" office:value="94.551" calcext:value-type="float">
            <text:p>94.5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59.96" calcext:value-type="float">
            <text:p>2059.96</text:p>
          </table:table-cell>
          <table:table-cell office:value-type="float" office:value="35.053" calcext:value-type="float">
            <text:p>35.0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133.66" calcext:value-type="float">
            <text:p>2133.66</text:p>
          </table:table-cell>
          <table:table-cell office:value-type="float" office:value="60.729" calcext:value-type="float">
            <text:p>60.7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113.478" calcext:value-type="float">
            <text:p>113.4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19" calcext:value-type="float">
            <text:p>2919</text:p>
          </table:table-cell>
          <table:table-cell office:value-type="float" office:value="60.021" calcext:value-type="float">
            <text:p>60.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988.68" calcext:value-type="float">
            <text:p>2988.68</text:p>
          </table:table-cell>
          <table:table-cell office:value-type="float" office:value="78.632" calcext:value-type="float">
            <text:p>78.6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370.57" calcext:value-type="float">
            <text:p>1370.57</text:p>
          </table:table-cell>
          <table:table-cell office:value-type="float" office:value="70.585" calcext:value-type="float">
            <text:p>70.5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00.88" calcext:value-type="float">
            <text:p>2500.88</text:p>
          </table:table-cell>
          <table:table-cell office:value-type="float" office:value="85.655" calcext:value-type="float">
            <text:p>85.6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487.53" calcext:value-type="float">
            <text:p>2487.53</text:p>
          </table:table-cell>
          <table:table-cell office:value-type="float" office:value="82.013" calcext:value-type="float">
            <text:p>82.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780.65" calcext:value-type="float">
            <text:p>3780.65</text:p>
          </table:table-cell>
          <table:table-cell office:value-type="float" office:value="115.693" calcext:value-type="float">
            <text:p>115.6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73.64" calcext:value-type="float">
            <text:p>2073.64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95.11" calcext:value-type="float">
            <text:p>4095.11</text:p>
          </table:table-cell>
          <table:table-cell office:value-type="float" office:value="146.044" calcext:value-type="float">
            <text:p>146.0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661.58" calcext:value-type="float">
            <text:p>6661.58</text:p>
          </table:table-cell>
          <table:table-cell office:value-type="float" office:value="107.007" calcext:value-type="float">
            <text:p>107.0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661.02" calcext:value-type="float">
            <text:p>3661.02</text:p>
          </table:table-cell>
          <table:table-cell office:value-type="float" office:value="77.781" calcext:value-type="float">
            <text:p>77.7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60.17" calcext:value-type="float">
            <text:p>5660.17</text:p>
          </table:table-cell>
          <table:table-cell office:value-type="float" office:value="170.431" calcext:value-type="float">
            <text:p>170.4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290.28" calcext:value-type="float">
            <text:p>6290.28</text:p>
          </table:table-cell>
          <table:table-cell office:value-type="float" office:value="214.529" calcext:value-type="float">
            <text:p>214.5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096.8" calcext:value-type="float">
            <text:p>10096.8</text:p>
          </table:table-cell>
          <table:table-cell office:value-type="float" office:value="185.628" calcext:value-type="float">
            <text:p>185.6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636.75" calcext:value-type="float">
            <text:p>6636.75</text:p>
          </table:table-cell>
          <table:table-cell office:value-type="float" office:value="183.933" calcext:value-type="float">
            <text:p>183.9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471.01" calcext:value-type="float">
            <text:p>7471.01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862.62" calcext:value-type="float">
            <text:p>5862.62</text:p>
          </table:table-cell>
          <table:table-cell office:value-type="float" office:value="186.361" calcext:value-type="float">
            <text:p>186.3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7643.34" calcext:value-type="float">
            <text:p>7643.34</text:p>
          </table:table-cell>
          <table:table-cell office:value-type="float" office:value="172.052" calcext:value-type="float">
            <text:p>172.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152.02" calcext:value-type="float">
            <text:p>6152.02</text:p>
          </table:table-cell>
          <table:table-cell office:value-type="float" office:value="129.874" calcext:value-type="float">
            <text:p>129.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7686.6" calcext:value-type="float">
            <text:p>17686.6</text:p>
          </table:table-cell>
          <table:table-cell office:value-type="float" office:value="185.816" calcext:value-type="float">
            <text:p>185.8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232.58" calcext:value-type="float">
            <text:p>7232.58</text:p>
          </table:table-cell>
          <table:table-cell office:value-type="float" office:value="152.737" calcext:value-type="float">
            <text:p>152.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126.2" calcext:value-type="float">
            <text:p>10126.2</text:p>
          </table:table-cell>
          <table:table-cell office:value-type="float" office:value="232.459" calcext:value-type="float">
            <text:p>232.4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406.91" calcext:value-type="float">
            <text:p>7406.91</text:p>
          </table:table-cell>
          <table:table-cell office:value-type="float" office:value="246.332" calcext:value-type="float">
            <text:p>246.3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756.28" calcext:value-type="float">
            <text:p>8756.28</text:p>
          </table:table-cell>
          <table:table-cell office:value-type="float" office:value="263.366" calcext:value-type="float">
            <text:p>263.3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972.03" calcext:value-type="float">
            <text:p>7972.03</text:p>
          </table:table-cell>
          <table:table-cell office:value-type="float" office:value="157.845" calcext:value-type="float">
            <text:p>157.8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6520.4" calcext:value-type="float">
            <text:p>16520.4</text:p>
          </table:table-cell>
          <table:table-cell office:value-type="float" office:value="361.805" calcext:value-type="float">
            <text:p>361.8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38.06" calcext:value-type="float">
            <text:p>6638.06</text:p>
          </table:table-cell>
          <table:table-cell office:value-type="float" office:value="315.59" calcext:value-type="float">
            <text:p>315.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2965.7" calcext:value-type="float">
            <text:p>12965.7</text:p>
          </table:table-cell>
          <table:table-cell office:value-type="float" office:value="315.2" calcext:value-type="float">
            <text:p>315.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40.96" calcext:value-type="float">
            <text:p>8040.96</text:p>
          </table:table-cell>
          <table:table-cell office:value-type="float" office:value="217.474" calcext:value-type="float">
            <text:p>217.4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550.1" calcext:value-type="float">
            <text:p>14550.1</text:p>
          </table:table-cell>
          <table:table-cell office:value-type="float" office:value="237.698" calcext:value-type="float">
            <text:p>237.6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583.8" calcext:value-type="float">
            <text:p>13583.8</text:p>
          </table:table-cell>
          <table:table-cell office:value-type="float" office:value="267.388" calcext:value-type="float">
            <text:p>267.3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1581.4" calcext:value-type="float">
            <text:p>11581.4</text:p>
          </table:table-cell>
          <table:table-cell office:value-type="float" office:value="634.583" calcext:value-type="float">
            <text:p>634.5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456.6" calcext:value-type="float">
            <text:p>19456.6</text:p>
          </table:table-cell>
          <table:table-cell office:value-type="float" office:value="214.676" calcext:value-type="float">
            <text:p>214.6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717" calcext:value-type="float">
            <text:p>26717</text:p>
          </table:table-cell>
          <table:table-cell office:value-type="float" office:value="449.692" calcext:value-type="float">
            <text:p>449.6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053" calcext:value-type="float">
            <text:p>13053</text:p>
          </table:table-cell>
          <table:table-cell office:value-type="float" office:value="297.447" calcext:value-type="float">
            <text:p>297.4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727.6" calcext:value-type="float">
            <text:p>24727.6</text:p>
          </table:table-cell>
          <table:table-cell office:value-type="float" office:value="382.546" calcext:value-type="float">
            <text:p>382.5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5081.6" calcext:value-type="float">
            <text:p>15081.6</text:p>
          </table:table-cell>
          <table:table-cell office:value-type="float" office:value="346.512" calcext:value-type="float">
            <text:p>346.5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651.3" calcext:value-type="float">
            <text:p>18651.3</text:p>
          </table:table-cell>
          <table:table-cell office:value-type="float" office:value="236.594" calcext:value-type="float">
            <text:p>236.5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272.7" calcext:value-type="float">
            <text:p>18272.7</text:p>
          </table:table-cell>
          <table:table-cell office:value-type="float" office:value="450.54" calcext:value-type="float">
            <text:p>450.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788" calcext:value-type="float">
            <text:p>28788</text:p>
          </table:table-cell>
          <table:table-cell office:value-type="float" office:value="298.214" calcext:value-type="float">
            <text:p>298.2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415.1" calcext:value-type="float">
            <text:p>30415.1</text:p>
          </table:table-cell>
          <table:table-cell office:value-type="float" office:value="722.058" calcext:value-type="float">
            <text:p>722.0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8729.7" calcext:value-type="float">
            <text:p>38729.7</text:p>
          </table:table-cell>
          <table:table-cell office:value-type="float" office:value="741.441" calcext:value-type="float">
            <text:p>741.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188.6" calcext:value-type="float">
            <text:p>18188.6</text:p>
          </table:table-cell>
          <table:table-cell office:value-type="float" office:value="380.406" calcext:value-type="float">
            <text:p>380.4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7630.4" calcext:value-type="float">
            <text:p>37630.4</text:p>
          </table:table-cell>
          <table:table-cell office:value-type="float" office:value="728.555" calcext:value-type="float">
            <text:p>728.5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6088" calcext:value-type="float">
            <text:p>16088</text:p>
          </table:table-cell>
          <table:table-cell office:value-type="float" office:value="641.236" calcext:value-type="float">
            <text:p>641.2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8573.4" calcext:value-type="float">
            <text:p>28573.4</text:p>
          </table:table-cell>
          <table:table-cell office:value-type="float" office:value="481.48" calcext:value-type="float">
            <text:p>481.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8420.1" calcext:value-type="float">
            <text:p>68420.1</text:p>
          </table:table-cell>
          <table:table-cell office:value-type="float" office:value="657.638" calcext:value-type="float">
            <text:p>657.638</text:p>
          </table:table-cell>
        </table:table-row>
      </table:table>
      <table:table table:name="20 20 20 50" table:style-name="ta1">
        <table:shapes>
          <draw:frame draw:z-index="0" draw:style-name="gr1" draw:text-style-name="P1" svg:width="6.2988in" svg:height="3.5429in" svg:x="6.7929in" svg:y="0.5626in">
            <draw:object draw:notify-on-update-of-ranges="'20 20 20 50'.A2:'20 20 20 50'.A101 '20 20 20 50'.B1:'20 20 20 50'.B1 '20 20 20 50'.B2:'20 20 20 50'.B101 '20 20 20 50'.A2:'20 20 20 50'.A101 '20 20 20 50'.C1:'20 20 20 50'.C1 '20 20 20 50'.C2:'20 20 20 50'.C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6.8941in" svg:y="4.5594in">
            <draw:object draw:notify-on-update-of-ranges="'20 20 20 50'.A2:'20 20 20 50'.A101 '20 20 20 50'.D1:'20 20 20 50'.D1 '20 20 20 50'.D2:'20 20 20 50'.D101 '20 20 20 50'.A2:'20 20 20 50'.A101 '20 20 20 50'.E1:'20 20 20 50'.E1 '20 20 20 50'.E2:'20 20 20 50'.E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98" calcext:value-type="float">
            <text:p>1.598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64" calcext:value-type="float">
            <text:p>2.564</text:p>
          </table:table-cell>
          <table:table-cell office:value-type="float" office:value="1.267" calcext:value-type="float">
            <text:p>1.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639" calcext:value-type="float">
            <text:p>4.639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48" calcext:value-type="float">
            <text:p>5.548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916" calcext:value-type="float">
            <text:p>9.916</text:p>
          </table:table-cell>
          <table:table-cell office:value-type="float" office:value="3.885" calcext:value-type="float">
            <text:p>3.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.521" calcext:value-type="float">
            <text:p>9.521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.955" calcext:value-type="float">
            <text:p>26.955</text:p>
          </table:table-cell>
          <table:table-cell office:value-type="float" office:value="6.818" calcext:value-type="float">
            <text:p>6.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.361" calcext:value-type="float">
            <text:p>28.361</text:p>
          </table:table-cell>
          <table:table-cell office:value-type="float" office:value="6.815" calcext:value-type="float">
            <text:p>6.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.3" calcext:value-type="float">
            <text:p>42.3</text:p>
          </table:table-cell>
          <table:table-cell office:value-type="float" office:value="8.994" calcext:value-type="float">
            <text:p>8.9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9.912" calcext:value-type="float">
            <text:p>59.912</text:p>
          </table:table-cell>
          <table:table-cell office:value-type="float" office:value="10.307" calcext:value-type="float">
            <text:p>10.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.05" calcext:value-type="float">
            <text:p>80.05</text:p>
          </table:table-cell>
          <table:table-cell office:value-type="float" office:value="12.142" calcext:value-type="float">
            <text:p>12.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4.877" calcext:value-type="float">
            <text:p>124.877</text:p>
          </table:table-cell>
          <table:table-cell office:value-type="float" office:value="13.939" calcext:value-type="float">
            <text:p>13.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8.571" calcext:value-type="float">
            <text:p>178.571</text:p>
          </table:table-cell>
          <table:table-cell office:value-type="float" office:value="20.436" calcext:value-type="float">
            <text:p>20.436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120.42" calcext:value-type="float">
            <text:p>120.42</text:p>
          </table:table-cell>
          <table:table-cell office:value-type="float" office:value="17.195" calcext:value-type="float">
            <text:p>17.1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6.868" calcext:value-type="float">
            <text:p>266.868</text:p>
          </table:table-cell>
          <table:table-cell office:value-type="float" office:value="27.737" calcext:value-type="float">
            <text:p>27.7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.445" calcext:value-type="float">
            <text:p>200.445</text:p>
          </table:table-cell>
          <table:table-cell office:value-type="float" office:value="27.921" calcext:value-type="float">
            <text:p>27.9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0.844" calcext:value-type="float">
            <text:p>420.844</text:p>
          </table:table-cell>
          <table:table-cell office:value-type="float" office:value="33.796" calcext:value-type="float">
            <text:p>33.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3.753" calcext:value-type="float">
            <text:p>273.753</text:p>
          </table:table-cell>
          <table:table-cell office:value-type="float" office:value="33.507" calcext:value-type="float">
            <text:p>33.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03.4" calcext:value-type="float">
            <text:p>603.4</text:p>
          </table:table-cell>
          <table:table-cell office:value-type="float" office:value="38.143" calcext:value-type="float">
            <text:p>38.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7.764" calcext:value-type="float">
            <text:p>357.764</text:p>
          </table:table-cell>
          <table:table-cell office:value-type="float" office:value="42.657" calcext:value-type="float">
            <text:p>42.6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33.119" calcext:value-type="float">
            <text:p>833.119</text:p>
          </table:table-cell>
          <table:table-cell office:value-type="float" office:value="75.733" calcext:value-type="float">
            <text:p>75.7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822.18" calcext:value-type="float">
            <text:p>822.18</text:p>
          </table:table-cell>
          <table:table-cell office:value-type="float" office:value="49.228" calcext:value-type="float">
            <text:p>49.2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171.07" calcext:value-type="float">
            <text:p>1171.07</text:p>
          </table:table-cell>
          <table:table-cell office:value-type="float" office:value="101.488" calcext:value-type="float">
            <text:p>101.4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1.65" calcext:value-type="float">
            <text:p>1001.65</text:p>
          </table:table-cell>
          <table:table-cell office:value-type="float" office:value="124.105" calcext:value-type="float">
            <text:p>124.1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820.61" calcext:value-type="float">
            <text:p>1820.61</text:p>
          </table:table-cell>
          <table:table-cell office:value-type="float" office:value="155.319" calcext:value-type="float">
            <text:p>155.3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9.268" calcext:value-type="float">
            <text:p>939.268</text:p>
          </table:table-cell>
          <table:table-cell office:value-type="float" office:value="76.777" calcext:value-type="float">
            <text:p>76.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03.12" calcext:value-type="float">
            <text:p>1503.12</text:p>
          </table:table-cell>
          <table:table-cell office:value-type="float" office:value="88.22" calcext:value-type="float">
            <text:p>88.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022.94" calcext:value-type="float">
            <text:p>2022.94</text:p>
          </table:table-cell>
          <table:table-cell office:value-type="float" office:value="87.473" calcext:value-type="float">
            <text:p>87.4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354.98" calcext:value-type="float">
            <text:p>2354.98</text:p>
          </table:table-cell>
          <table:table-cell office:value-type="float" office:value="157.103" calcext:value-type="float">
            <text:p>157.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63.88" calcext:value-type="float">
            <text:p>2663.88</text:p>
          </table:table-cell>
          <table:table-cell office:value-type="float" office:value="160.441" calcext:value-type="float">
            <text:p>160.4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08.8" calcext:value-type="float">
            <text:p>3208.8</text:p>
          </table:table-cell>
          <table:table-cell office:value-type="float" office:value="203.533" calcext:value-type="float">
            <text:p>203.5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67.13" calcext:value-type="float">
            <text:p>2967.13</text:p>
          </table:table-cell>
          <table:table-cell office:value-type="float" office:value="191.175" calcext:value-type="float">
            <text:p>191.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936.23" calcext:value-type="float">
            <text:p>4936.23</text:p>
          </table:table-cell>
          <table:table-cell office:value-type="float" office:value="194.74" calcext:value-type="float">
            <text:p>194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585.34" calcext:value-type="float">
            <text:p>5585.34</text:p>
          </table:table-cell>
          <table:table-cell office:value-type="float" office:value="174.049" calcext:value-type="float">
            <text:p>174.0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8586.06" calcext:value-type="float">
            <text:p>8586.06</text:p>
          </table:table-cell>
          <table:table-cell office:value-type="float" office:value="271.268" calcext:value-type="float">
            <text:p>271.2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47.37" calcext:value-type="float">
            <text:p>5047.37</text:p>
          </table:table-cell>
          <table:table-cell office:value-type="float" office:value="244.387" calcext:value-type="float">
            <text:p>244.3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094.56" calcext:value-type="float">
            <text:p>7094.56</text:p>
          </table:table-cell>
          <table:table-cell office:value-type="float" office:value="348.249" calcext:value-type="float">
            <text:p>348.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029.12" calcext:value-type="float">
            <text:p>5029.12</text:p>
          </table:table-cell>
          <table:table-cell office:value-type="float" office:value="229.828" calcext:value-type="float">
            <text:p>229.8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074.14" calcext:value-type="float">
            <text:p>9074.14</text:p>
          </table:table-cell>
          <table:table-cell office:value-type="float" office:value="527.191" calcext:value-type="float">
            <text:p>527.1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4612.9" calcext:value-type="float">
            <text:p>14612.9</text:p>
          </table:table-cell>
          <table:table-cell office:value-type="float" office:value="362.494" calcext:value-type="float">
            <text:p>362.4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535.9" calcext:value-type="float">
            <text:p>10535.9</text:p>
          </table:table-cell>
          <table:table-cell office:value-type="float" office:value="224.576" calcext:value-type="float">
            <text:p>224.5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146.78" calcext:value-type="float">
            <text:p>7146.78</text:p>
          </table:table-cell>
          <table:table-cell office:value-type="float" office:value="572.514" calcext:value-type="float">
            <text:p>572.5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8551.17" calcext:value-type="float">
            <text:p>8551.17</text:p>
          </table:table-cell>
          <table:table-cell office:value-type="float" office:value="342.264" calcext:value-type="float">
            <text:p>342.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869.31" calcext:value-type="float">
            <text:p>9869.31</text:p>
          </table:table-cell>
          <table:table-cell office:value-type="float" office:value="309.786" calcext:value-type="float">
            <text:p>309.7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047.9" calcext:value-type="float">
            <text:p>9047.9</text:p>
          </table:table-cell>
          <table:table-cell office:value-type="float" office:value="434.148" calcext:value-type="float">
            <text:p>434.1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708.8" calcext:value-type="float">
            <text:p>12708.8</text:p>
          </table:table-cell>
          <table:table-cell office:value-type="float" office:value="282.109" calcext:value-type="float">
            <text:p>282.1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882.7" calcext:value-type="float">
            <text:p>17882.7</text:p>
          </table:table-cell>
          <table:table-cell office:value-type="float" office:value="339.889" calcext:value-type="float">
            <text:p>339.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0601.1" calcext:value-type="float">
            <text:p>10601.1</text:p>
          </table:table-cell>
          <table:table-cell office:value-type="float" office:value="472.817" calcext:value-type="float">
            <text:p>472.8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943.4" calcext:value-type="float">
            <text:p>18943.4</text:p>
          </table:table-cell>
          <table:table-cell office:value-type="float" office:value="307.864" calcext:value-type="float">
            <text:p>307.8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2685.3" calcext:value-type="float">
            <text:p>12685.3</text:p>
          </table:table-cell>
          <table:table-cell office:value-type="float" office:value="379.117" calcext:value-type="float">
            <text:p>379.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2773.4" calcext:value-type="float">
            <text:p>22773.4</text:p>
          </table:table-cell>
          <table:table-cell office:value-type="float" office:value="747.733" calcext:value-type="float">
            <text:p>747.7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766.4" calcext:value-type="float">
            <text:p>16766.4</text:p>
          </table:table-cell>
          <table:table-cell office:value-type="float" office:value="630.945" calcext:value-type="float">
            <text:p>630.9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5894.9" calcext:value-type="float">
            <text:p>15894.9</text:p>
          </table:table-cell>
          <table:table-cell office:value-type="float" office:value="723.135" calcext:value-type="float">
            <text:p>723.1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651.5" calcext:value-type="float">
            <text:p>23651.5</text:p>
          </table:table-cell>
          <table:table-cell office:value-type="float" office:value="394.73" calcext:value-type="float">
            <text:p>394.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802.7" calcext:value-type="float">
            <text:p>33802.7</text:p>
          </table:table-cell>
          <table:table-cell office:value-type="float" office:value="1315.42" calcext:value-type="float">
            <text:p>1315.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2813.3" calcext:value-type="float">
            <text:p>22813.3</text:p>
          </table:table-cell>
          <table:table-cell office:value-type="float" office:value="895.982" calcext:value-type="float">
            <text:p>895.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1426.9" calcext:value-type="float">
            <text:p>21426.9</text:p>
          </table:table-cell>
          <table:table-cell office:value-type="float" office:value="597.584" calcext:value-type="float">
            <text:p>597.5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8780.6" calcext:value-type="float">
            <text:p>38780.6</text:p>
          </table:table-cell>
          <table:table-cell office:value-type="float" office:value="600.114" calcext:value-type="float">
            <text:p>600.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738.6" calcext:value-type="float">
            <text:p>42738.6</text:p>
          </table:table-cell>
          <table:table-cell office:value-type="float" office:value="772.933" calcext:value-type="float">
            <text:p>772.9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746.6" calcext:value-type="float">
            <text:p>20746.6</text:p>
          </table:table-cell>
          <table:table-cell office:value-type="float" office:value="757.333" calcext:value-type="float">
            <text:p>757.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156.8" calcext:value-type="float">
            <text:p>29156.8</text:p>
          </table:table-cell>
          <table:table-cell office:value-type="float" office:value="997.875" calcext:value-type="float">
            <text:p>997.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1976.6" calcext:value-type="float">
            <text:p>61976.6</text:p>
          </table:table-cell>
          <table:table-cell office:value-type="float" office:value="1513.71" calcext:value-type="float">
            <text:p>1513.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7232.5" calcext:value-type="float">
            <text:p>27232.5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3288.5" calcext:value-type="float">
            <text:p>83288.5</text:p>
          </table:table-cell>
          <table:table-cell office:value-type="float" office:value="1108.15" calcext:value-type="float">
            <text:p>1108.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4696.1" calcext:value-type="float">
            <text:p>94696.1</text:p>
          </table:table-cell>
          <table:table-cell office:value-type="float" office:value="892.981" calcext:value-type="float">
            <text:p>892.9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1134.1" calcext:value-type="float">
            <text:p>31134.1</text:p>
          </table:table-cell>
          <table:table-cell office:value-type="float" office:value="2337.17" calcext:value-type="float">
            <text:p>2337.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6979.4" calcext:value-type="float">
            <text:p>66979.4</text:p>
          </table:table-cell>
          <table:table-cell office:value-type="float" office:value="1501.93" calcext:value-type="float">
            <text:p>1501.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5468.9" calcext:value-type="float">
            <text:p>35468.9</text:p>
          </table:table-cell>
          <table:table-cell office:value-type="float" office:value="982.596" calcext:value-type="float">
            <text:p>982.5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2358.6" calcext:value-type="float">
            <text:p>62358.6</text:p>
          </table:table-cell>
          <table:table-cell office:value-type="float" office:value="1015.65" calcext:value-type="float">
            <text:p>1015.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8446.8" calcext:value-type="float">
            <text:p>88446.8</text:p>
          </table:table-cell>
          <table:table-cell office:value-type="float" office:value="864.913" calcext:value-type="float">
            <text:p>864.9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4528.1" calcext:value-type="float">
            <text:p>54528.1</text:p>
          </table:table-cell>
          <table:table-cell office:value-type="float" office:value="1685.6" calcext:value-type="float">
            <text:p>1685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3237" calcext:value-type="float">
            <text:p>123237</text:p>
          </table:table-cell>
          <table:table-cell office:value-type="float" office:value="2288.83" calcext:value-type="float">
            <text:p>2288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91776.2" calcext:value-type="float">
            <text:p>91776.2</text:p>
          </table:table-cell>
          <table:table-cell office:value-type="float" office:value="1819.51" calcext:value-type="float">
            <text:p>1819.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0597.8" calcext:value-type="float">
            <text:p>70597.8</text:p>
          </table:table-cell>
          <table:table-cell office:value-type="float" office:value="2554.14" calcext:value-type="float">
            <text:p>2554.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2347.3" calcext:value-type="float">
            <text:p>52347.3</text:p>
          </table:table-cell>
          <table:table-cell office:value-type="float" office:value="2169.47" calcext:value-type="float">
            <text:p>2169.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0661.3" calcext:value-type="float">
            <text:p>50661.3</text:p>
          </table:table-cell>
          <table:table-cell office:value-type="float" office:value="2187.2" calcext:value-type="float">
            <text:p>2187.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8434.1" calcext:value-type="float">
            <text:p>58434.1</text:p>
          </table:table-cell>
          <table:table-cell office:value-type="float" office:value="1642.71" calcext:value-type="float">
            <text:p>1642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683.3" calcext:value-type="float">
            <text:p>58683.3</text:p>
          </table:table-cell>
          <table:table-cell office:value-type="float" office:value="1785.51" calcext:value-type="float">
            <text:p>1785.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3586.7" calcext:value-type="float">
            <text:p>93586.7</text:p>
          </table:table-cell>
          <table:table-cell office:value-type="float" office:value="1574.27" calcext:value-type="float">
            <text:p>1574.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5468.8" calcext:value-type="float">
            <text:p>65468.8</text:p>
          </table:table-cell>
          <table:table-cell office:value-type="float" office:value="3106.23" calcext:value-type="float">
            <text:p>3106.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8183" calcext:value-type="float">
            <text:p>128183</text:p>
          </table:table-cell>
          <table:table-cell office:value-type="float" office:value="1397.07" calcext:value-type="float">
            <text:p>1397.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9865.7" calcext:value-type="float">
            <text:p>99865.7</text:p>
          </table:table-cell>
          <table:table-cell office:value-type="float" office:value="2131.8" calcext:value-type="float">
            <text:p>2131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2541" calcext:value-type="float">
            <text:p>92541</text:p>
          </table:table-cell>
          <table:table-cell office:value-type="float" office:value="2822.6" calcext:value-type="float">
            <text:p>2822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3515" calcext:value-type="float">
            <text:p>113515</text:p>
          </table:table-cell>
          <table:table-cell office:value-type="float" office:value="3481.83" calcext:value-type="float">
            <text:p>3481.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8541" calcext:value-type="float">
            <text:p>148541</text:p>
          </table:table-cell>
          <table:table-cell office:value-type="float" office:value="4880.99" calcext:value-type="float">
            <text:p>4880.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2323.3" calcext:value-type="float">
            <text:p>92323.3</text:p>
          </table:table-cell>
          <table:table-cell office:value-type="float" office:value="1733.3" calcext:value-type="float">
            <text:p>1733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3334.7" calcext:value-type="float">
            <text:p>93334.7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8589.5" calcext:value-type="float">
            <text:p>98589.5</text:p>
          </table:table-cell>
          <table:table-cell office:value-type="float" office:value="4009.97" calcext:value-type="float">
            <text:p>4009.97</text:p>
          </table:table-cell>
        </table:table-row>
        <table:table-row table:style-name="ro1">
          <table:table-cell table:number-columns-repeated="4"/>
          <table:table-cell office:value-type="float" office:value="1862.71" calcext:value-type="float">
            <text:p>1862.71</text:p>
          </table:table-cell>
        </table:table-row>
        <table:table-row table:style-name="ro1">
          <table:table-cell table:number-columns-repeated="4"/>
          <table:table-cell office:value-type="float" office:value="3069.7" calcext:value-type="float">
            <text:p>3069.7</text:p>
          </table:table-cell>
        </table:table-row>
        <table:table-row table:style-name="ro1">
          <table:table-cell table:number-columns-repeated="4"/>
          <table:table-cell office:value-type="float" office:value="3557.02" calcext:value-type="float">
            <text:p>3557.02</text:p>
          </table:table-cell>
        </table:table-row>
        <table:table-row table:style-name="ro1">
          <table:table-cell table:number-columns-repeated="4"/>
          <table:table-cell office:value-type="float" office:value="4219.19" calcext:value-type="float">
            <text:p>4219.19</text:p>
          </table:table-cell>
        </table:table-row>
        <table:table-row table:style-name="ro1">
          <table:table-cell table:number-columns-repeated="4"/>
          <table:table-cell office:value-type="float" office:value="3197.35" calcext:value-type="float">
            <text:p>3197.35</text:p>
          </table:table-cell>
        </table:table-row>
        <table:table-row table:style-name="ro1">
          <table:table-cell table:number-columns-repeated="4"/>
          <table:table-cell office:value-type="float" office:value="1697.45" calcext:value-type="float">
            <text:p>1697.45</text:p>
          </table:table-cell>
        </table:table-row>
        <table:table-row table:style-name="ro1">
          <table:table-cell table:number-columns-repeated="4"/>
          <table:table-cell office:value-type="float" office:value="1904.41" calcext:value-type="float">
            <text:p>1904.41</text:p>
          </table:table-cell>
        </table:table-row>
        <table:table-row table:style-name="ro1">
          <table:table-cell table:number-columns-repeated="4"/>
          <table:table-cell office:value-type="float" office:value="1919.4" calcext:value-type="float">
            <text:p>1919.4</text:p>
          </table:table-cell>
        </table:table-row>
        <table:table-row table:style-name="ro1">
          <table:table-cell table:number-columns-repeated="4"/>
          <table:table-cell office:value-type="float" office:value="4113.77" calcext:value-type="float">
            <text:p>4113.77</text:p>
          </table:table-cell>
        </table:table-row>
        <table:table-row table:style-name="ro1">
          <table:table-cell table:number-columns-repeated="4"/>
          <table:table-cell office:value-type="float" office:value="2752.83" calcext:value-type="float">
            <text:p>2752.83</text:p>
          </table:table-cell>
        </table:table-row>
      </table:table>
      <table:table table:name="80 80 80 10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.634" calcext:value-type="float">
            <text:p>2.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457" calcext:value-type="float">
            <text:p>4.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.943" calcext:value-type="float">
            <text:p>7.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9.917" calcext:value-type="float">
            <text:p>9.9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1.942" calcext:value-type="float">
            <text:p>11.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3.319" calcext:value-type="float">
            <text:p>13.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7.086" calcext:value-type="float">
            <text:p>17.0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9.574" calcext:value-type="float">
            <text:p>19.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7.801" calcext:value-type="float">
            <text:p>47.8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49.395" calcext:value-type="float">
            <text:p>49.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6.236" calcext:value-type="float">
            <text:p>36.2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6.904" calcext:value-type="float">
            <text:p>56.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2.812" calcext:value-type="float">
            <text:p>42.8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75.06" calcext:value-type="float">
            <text:p>75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60.344" calcext:value-type="float">
            <text:p>60.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7.886" calcext:value-type="float">
            <text:p>157.8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86.255" calcext:value-type="float">
            <text:p>86.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67.8" calcext:value-type="float">
            <text:p>267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80.487" calcext:value-type="float">
            <text:p>180.4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95.901" calcext:value-type="float">
            <text:p>95.9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99.526" calcext:value-type="float">
            <text:p>199.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9.254" calcext:value-type="float">
            <text:p>209.2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0.919" calcext:value-type="float">
            <text:p>280.9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68.727" calcext:value-type="float">
            <text:p>168.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4.897" calcext:value-type="float">
            <text:p>204.8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24.41" calcext:value-type="float">
            <text:p>224.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9.107" calcext:value-type="float">
            <text:p>209.1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7.113" calcext:value-type="float">
            <text:p>207.1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38.279" calcext:value-type="float">
            <text:p>238.2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93.255" calcext:value-type="float">
            <text:p>293.2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18.475" calcext:value-type="float">
            <text:p>318.4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471.187" calcext:value-type="float">
            <text:p>471.1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93.612" calcext:value-type="float">
            <text:p>393.6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09.301" calcext:value-type="float">
            <text:p>409.3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07.451" calcext:value-type="float">
            <text:p>507.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61.781" calcext:value-type="float">
            <text:p>461.7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99.765" calcext:value-type="float">
            <text:p>399.7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58.353" calcext:value-type="float">
            <text:p>358.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16.642" calcext:value-type="float">
            <text:p>416.6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04.152" calcext:value-type="float">
            <text:p>904.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96.647" calcext:value-type="float">
            <text:p>496.6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85.449" calcext:value-type="float">
            <text:p>685.4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18.473" calcext:value-type="float">
            <text:p>518.4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92.903" calcext:value-type="float">
            <text:p>492.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795.99" calcext:value-type="float">
            <text:p>1795.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057.34" calcext:value-type="float">
            <text:p>1057.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762.499" calcext:value-type="float">
            <text:p>762.4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677.363" calcext:value-type="float">
            <text:p>677.3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02.544" calcext:value-type="float">
            <text:p>702.5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619.874" calcext:value-type="float">
            <text:p>619.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5.022" calcext:value-type="float">
            <text:p>805.0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656.71" calcext:value-type="float">
            <text:p>1656.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459.35" calcext:value-type="float">
            <text:p>1459.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811.826" calcext:value-type="float">
            <text:p>811.8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042.96" calcext:value-type="float">
            <text:p>1042.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74.73" calcext:value-type="float">
            <text:p>1974.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70.11" calcext:value-type="float">
            <text:p>970.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904.54" calcext:value-type="float">
            <text:p>1904.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333.55" calcext:value-type="float">
            <text:p>2333.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316.78" calcext:value-type="float">
            <text:p>1316.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369.69" calcext:value-type="float">
            <text:p>136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787.21" calcext:value-type="float">
            <text:p>1787.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735.77" calcext:value-type="float">
            <text:p>1735.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678.33" calcext:value-type="float">
            <text:p>1678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488.31" calcext:value-type="float">
            <text:p>1488.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794.69" calcext:value-type="float">
            <text:p>1794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795.9" calcext:value-type="float">
            <text:p>1795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47.14" calcext:value-type="float">
            <text:p>2047.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482.2" calcext:value-type="float">
            <text:p>1482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334.39" calcext:value-type="float">
            <text:p>2334.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685.13" calcext:value-type="float">
            <text:p>1685.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42.02" calcext:value-type="float">
            <text:p>2342.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275.7" calcext:value-type="float">
            <text:p>2275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340.88" calcext:value-type="float">
            <text:p>2340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424.33" calcext:value-type="float">
            <text:p>2424.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765.39" calcext:value-type="float">
            <text:p>1765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997.36" calcext:value-type="float">
            <text:p>3997.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903.98" calcext:value-type="float">
            <text:p>2903.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168.38" calcext:value-type="float">
            <text:p>2168.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607.32" calcext:value-type="float">
            <text:p>3607.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266.16" calcext:value-type="float">
            <text:p>5266.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062.16" calcext:value-type="float">
            <text:p>2062.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618.96" calcext:value-type="float">
            <text:p>2618.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267.13" calcext:value-type="float">
            <text:p>4267.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413.02" calcext:value-type="float">
            <text:p>4413.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065.61" calcext:value-type="float">
            <text:p>4065.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310.91" calcext:value-type="float">
            <text:p>2310.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673.78" calcext:value-type="float">
            <text:p>2673.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209.05" calcext:value-type="float">
            <text:p>4209.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576.24" calcext:value-type="float">
            <text:p>2576.24</text:p>
          </table:table-cell>
        </table:table-row>
      </table:table>
      <table:table table:name="80 80 80 50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09" calcext:value-type="float">
            <text:p>2.109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457" calcext:value-type="float">
            <text:p>3.45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081" calcext:value-type="float">
            <text:p>11.081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843" calcext:value-type="float">
            <text:p>6.843</text:p>
          </table:table-cell>
          <table:table-cell office:value-type="float" office:value="2.634" calcext:value-type="float">
            <text:p>2.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533" calcext:value-type="float">
            <text:p>13.533</text:p>
          </table:table-cell>
          <table:table-cell office:value-type="float" office:value="4.457" calcext:value-type="float">
            <text:p>4.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381" calcext:value-type="float">
            <text:p>13.381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.19" calcext:value-type="float">
            <text:p>29.19</text:p>
          </table:table-cell>
          <table:table-cell office:value-type="float" office:value="7.943" calcext:value-type="float">
            <text:p>7.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.912" calcext:value-type="float">
            <text:p>40.912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5.259" calcext:value-type="float">
            <text:p>75.259</text:p>
          </table:table-cell>
          <table:table-cell office:value-type="float" office:value="9.917" calcext:value-type="float">
            <text:p>9.9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.41" calcext:value-type="float">
            <text:p>80.41</text:p>
          </table:table-cell>
          <table:table-cell office:value-type="float" office:value="11.942" calcext:value-type="float">
            <text:p>11.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1.158" calcext:value-type="float">
            <text:p>101.158</text:p>
          </table:table-cell>
          <table:table-cell office:value-type="float" office:value="13.319" calcext:value-type="float">
            <text:p>13.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6.691" calcext:value-type="float">
            <text:p>166.691</text:p>
          </table:table-cell>
          <table:table-cell office:value-type="float" office:value="17.086" calcext:value-type="float">
            <text:p>17.0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6.215" calcext:value-type="float">
            <text:p>216.215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204.624" calcext:value-type="float">
            <text:p>204.624</text:p>
          </table:table-cell>
          <table:table-cell office:value-type="float" office:value="19.574" calcext:value-type="float">
            <text:p>19.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4.396" calcext:value-type="float">
            <text:p>364.396</text:p>
          </table:table-cell>
          <table:table-cell office:value-type="float" office:value="47.801" calcext:value-type="float">
            <text:p>47.8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.961" calcext:value-type="float">
            <text:p>295.961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915.784" calcext:value-type="float">
            <text:p>915.784</text:p>
          </table:table-cell>
          <table:table-cell office:value-type="float" office:value="49.395" calcext:value-type="float">
            <text:p>49.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96.881" calcext:value-type="float">
            <text:p>396.881</text:p>
          </table:table-cell>
          <table:table-cell office:value-type="float" office:value="36.236" calcext:value-type="float">
            <text:p>36.2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35.839" calcext:value-type="float">
            <text:p>735.839</text:p>
          </table:table-cell>
          <table:table-cell office:value-type="float" office:value="56.904" calcext:value-type="float">
            <text:p>56.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33.907" calcext:value-type="float">
            <text:p>533.907</text:p>
          </table:table-cell>
          <table:table-cell office:value-type="float" office:value="42.812" calcext:value-type="float">
            <text:p>42.8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40.61" calcext:value-type="float">
            <text:p>1040.61</text:p>
          </table:table-cell>
          <table:table-cell office:value-type="float" office:value="75.06" calcext:value-type="float">
            <text:p>75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886.88" calcext:value-type="float">
            <text:p>886.88</text:p>
          </table:table-cell>
          <table:table-cell office:value-type="float" office:value="60.344" calcext:value-type="float">
            <text:p>60.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33.88" calcext:value-type="float">
            <text:p>1533.88</text:p>
          </table:table-cell>
          <table:table-cell office:value-type="float" office:value="157.886" calcext:value-type="float">
            <text:p>157.8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75.12" calcext:value-type="float">
            <text:p>1375.12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93.43" calcext:value-type="float">
            <text:p>3193.43</text:p>
          </table:table-cell>
          <table:table-cell office:value-type="float" office:value="86.255" calcext:value-type="float">
            <text:p>86.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06.97" calcext:value-type="float">
            <text:p>2806.97</text:p>
          </table:table-cell>
          <table:table-cell office:value-type="float" office:value="267.8" calcext:value-type="float">
            <text:p>267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56.06" calcext:value-type="float">
            <text:p>3456.06</text:p>
          </table:table-cell>
          <table:table-cell office:value-type="float" office:value="180.487" calcext:value-type="float">
            <text:p>180.4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80.27" calcext:value-type="float">
            <text:p>2880.27</text:p>
          </table:table-cell>
          <table:table-cell office:value-type="float" office:value="95.901" calcext:value-type="float">
            <text:p>95.9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308.02" calcext:value-type="float">
            <text:p>6308.02</text:p>
          </table:table-cell>
          <table:table-cell office:value-type="float" office:value="199.526" calcext:value-type="float">
            <text:p>199.52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90.26" calcext:value-type="float">
            <text:p>2890.26</text:p>
          </table:table-cell>
          <table:table-cell office:value-type="float" office:value="209.254" calcext:value-type="float">
            <text:p>209.2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08.18" calcext:value-type="float">
            <text:p>3608.18</text:p>
          </table:table-cell>
          <table:table-cell office:value-type="float" office:value="280.919" calcext:value-type="float">
            <text:p>280.9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6.06" calcext:value-type="float">
            <text:p>6006.06</text:p>
          </table:table-cell>
          <table:table-cell office:value-type="float" office:value="168.727" calcext:value-type="float">
            <text:p>168.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889.3" calcext:value-type="float">
            <text:p>5889.3</text:p>
          </table:table-cell>
          <table:table-cell office:value-type="float" office:value="204.897" calcext:value-type="float">
            <text:p>204.8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348.28" calcext:value-type="float">
            <text:p>7348.28</text:p>
          </table:table-cell>
          <table:table-cell office:value-type="float" office:value="224.41" calcext:value-type="float">
            <text:p>224.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9950.3" calcext:value-type="float">
            <text:p>9950.3</text:p>
          </table:table-cell>
          <table:table-cell office:value-type="float" office:value="209.107" calcext:value-type="float">
            <text:p>209.1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381.81" calcext:value-type="float">
            <text:p>5381.81</text:p>
          </table:table-cell>
          <table:table-cell office:value-type="float" office:value="207.113" calcext:value-type="float">
            <text:p>207.1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508.93" calcext:value-type="float">
            <text:p>6508.93</text:p>
          </table:table-cell>
          <table:table-cell office:value-type="float" office:value="238.279" calcext:value-type="float">
            <text:p>238.2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432.48" calcext:value-type="float">
            <text:p>8432.48</text:p>
          </table:table-cell>
          <table:table-cell office:value-type="float" office:value="293.255" calcext:value-type="float">
            <text:p>293.2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97.49" calcext:value-type="float">
            <text:p>8097.49</text:p>
          </table:table-cell>
          <table:table-cell office:value-type="float" office:value="318.475" calcext:value-type="float">
            <text:p>318.4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043.36" calcext:value-type="float">
            <text:p>8043.36</text:p>
          </table:table-cell>
          <table:table-cell office:value-type="float" office:value="471.187" calcext:value-type="float">
            <text:p>471.1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842.52" calcext:value-type="float">
            <text:p>8842.52</text:p>
          </table:table-cell>
          <table:table-cell office:value-type="float" office:value="393.612" calcext:value-type="float">
            <text:p>393.6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444" calcext:value-type="float">
            <text:p>14444</text:p>
          </table:table-cell>
          <table:table-cell office:value-type="float" office:value="409.301" calcext:value-type="float">
            <text:p>409.3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8049.5" calcext:value-type="float">
            <text:p>18049.5</text:p>
          </table:table-cell>
          <table:table-cell office:value-type="float" office:value="507.451" calcext:value-type="float">
            <text:p>507.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908.6" calcext:value-type="float">
            <text:p>21908.6</text:p>
          </table:table-cell>
          <table:table-cell office:value-type="float" office:value="461.781" calcext:value-type="float">
            <text:p>461.7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085.1" calcext:value-type="float">
            <text:p>16085.1</text:p>
          </table:table-cell>
          <table:table-cell office:value-type="float" office:value="399.765" calcext:value-type="float">
            <text:p>399.7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534.9" calcext:value-type="float">
            <text:p>11534.9</text:p>
          </table:table-cell>
          <table:table-cell office:value-type="float" office:value="358.353" calcext:value-type="float">
            <text:p>358.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855.5" calcext:value-type="float">
            <text:p>23855.5</text:p>
          </table:table-cell>
          <table:table-cell office:value-type="float" office:value="416.642" calcext:value-type="float">
            <text:p>416.6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862.2" calcext:value-type="float">
            <text:p>10862.2</text:p>
          </table:table-cell>
          <table:table-cell office:value-type="float" office:value="904.152" calcext:value-type="float">
            <text:p>904.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699.5" calcext:value-type="float">
            <text:p>20699.5</text:p>
          </table:table-cell>
          <table:table-cell office:value-type="float" office:value="496.647" calcext:value-type="float">
            <text:p>496.6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941.1" calcext:value-type="float">
            <text:p>15941.1</text:p>
          </table:table-cell>
          <table:table-cell office:value-type="float" office:value="685.449" calcext:value-type="float">
            <text:p>685.4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105" calcext:value-type="float">
            <text:p>34105</text:p>
          </table:table-cell>
          <table:table-cell office:value-type="float" office:value="518.473" calcext:value-type="float">
            <text:p>518.4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865.9" calcext:value-type="float">
            <text:p>22865.9</text:p>
          </table:table-cell>
          <table:table-cell office:value-type="float" office:value="492.903" calcext:value-type="float">
            <text:p>492.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835" calcext:value-type="float">
            <text:p>21835</text:p>
          </table:table-cell>
          <table:table-cell office:value-type="float" office:value="1795.99" calcext:value-type="float">
            <text:p>1795.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273.4" calcext:value-type="float">
            <text:p>31273.4</text:p>
          </table:table-cell>
          <table:table-cell office:value-type="float" office:value="1057.34" calcext:value-type="float">
            <text:p>1057.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679.5" calcext:value-type="float">
            <text:p>38679.5</text:p>
          </table:table-cell>
          <table:table-cell office:value-type="float" office:value="762.499" calcext:value-type="float">
            <text:p>762.4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061.6" calcext:value-type="float">
            <text:p>23061.6</text:p>
          </table:table-cell>
          <table:table-cell office:value-type="float" office:value="677.363" calcext:value-type="float">
            <text:p>677.3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2679.2" calcext:value-type="float">
            <text:p>32679.2</text:p>
          </table:table-cell>
          <table:table-cell office:value-type="float" office:value="702.544" calcext:value-type="float">
            <text:p>702.5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184.9" calcext:value-type="float">
            <text:p>24184.9</text:p>
          </table:table-cell>
          <table:table-cell office:value-type="float" office:value="619.874" calcext:value-type="float">
            <text:p>619.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8648" calcext:value-type="float">
            <text:p>38648</text:p>
          </table:table-cell>
          <table:table-cell office:value-type="float" office:value="805.022" calcext:value-type="float">
            <text:p>805.0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5292" calcext:value-type="float">
            <text:p>45292</text:p>
          </table:table-cell>
          <table:table-cell office:value-type="float" office:value="1656.71" calcext:value-type="float">
            <text:p>1656.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066.7" calcext:value-type="float">
            <text:p>40066.7</text:p>
          </table:table-cell>
          <table:table-cell office:value-type="float" office:value="1459.35" calcext:value-type="float">
            <text:p>1459.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0125" calcext:value-type="float">
            <text:p>60125</text:p>
          </table:table-cell>
          <table:table-cell office:value-type="float" office:value="811.826" calcext:value-type="float">
            <text:p>811.8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8323.5" calcext:value-type="float">
            <text:p>58323.5</text:p>
          </table:table-cell>
          <table:table-cell office:value-type="float" office:value="1042.96" calcext:value-type="float">
            <text:p>1042.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1589.5" calcext:value-type="float">
            <text:p>31589.5</text:p>
          </table:table-cell>
          <table:table-cell office:value-type="float" office:value="1974.73" calcext:value-type="float">
            <text:p>1974.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193.3" calcext:value-type="float">
            <text:p>45193.3</text:p>
          </table:table-cell>
          <table:table-cell office:value-type="float" office:value="970.11" calcext:value-type="float">
            <text:p>970.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615.9" calcext:value-type="float">
            <text:p>52615.9</text:p>
          </table:table-cell>
          <table:table-cell office:value-type="float" office:value="1904.54" calcext:value-type="float">
            <text:p>1904.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85922.1" calcext:value-type="float">
            <text:p>85922.1</text:p>
          </table:table-cell>
          <table:table-cell office:value-type="float" office:value="2333.55" calcext:value-type="float">
            <text:p>2333.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62181.8" calcext:value-type="float">
            <text:p>62181.8</text:p>
          </table:table-cell>
          <table:table-cell office:value-type="float" office:value="1316.78" calcext:value-type="float">
            <text:p>1316.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3304.8" calcext:value-type="float">
            <text:p>93304.8</text:p>
          </table:table-cell>
          <table:table-cell office:value-type="float" office:value="1369.69" calcext:value-type="float">
            <text:p>136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5969.6" calcext:value-type="float">
            <text:p>55969.6</text:p>
          </table:table-cell>
          <table:table-cell office:value-type="float" office:value="1787.21" calcext:value-type="float">
            <text:p>1787.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3164.9" calcext:value-type="float">
            <text:p>53164.9</text:p>
          </table:table-cell>
          <table:table-cell office:value-type="float" office:value="1735.77" calcext:value-type="float">
            <text:p>1735.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952.9" calcext:value-type="float">
            <text:p>52952.9</text:p>
          </table:table-cell>
          <table:table-cell office:value-type="float" office:value="1678.33" calcext:value-type="float">
            <text:p>1678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94919.5" calcext:value-type="float">
            <text:p>94919.5</text:p>
          </table:table-cell>
          <table:table-cell office:value-type="float" office:value="1488.31" calcext:value-type="float">
            <text:p>1488.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61570.6" calcext:value-type="float">
            <text:p>61570.6</text:p>
          </table:table-cell>
          <table:table-cell office:value-type="float" office:value="1794.69" calcext:value-type="float">
            <text:p>1794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3948" calcext:value-type="float">
            <text:p>103948</text:p>
          </table:table-cell>
          <table:table-cell office:value-type="float" office:value="1795.9" calcext:value-type="float">
            <text:p>1795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8920.4" calcext:value-type="float">
            <text:p>78920.4</text:p>
          </table:table-cell>
          <table:table-cell office:value-type="float" office:value="2047.14" calcext:value-type="float">
            <text:p>2047.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3444" calcext:value-type="float">
            <text:p>113444</text:p>
          </table:table-cell>
          <table:table-cell office:value-type="float" office:value="1482.2" calcext:value-type="float">
            <text:p>1482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1927.8" calcext:value-type="float">
            <text:p>71927.8</text:p>
          </table:table-cell>
          <table:table-cell office:value-type="float" office:value="2334.39" calcext:value-type="float">
            <text:p>2334.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4174" calcext:value-type="float">
            <text:p>104174</text:p>
          </table:table-cell>
          <table:table-cell office:value-type="float" office:value="1685.13" calcext:value-type="float">
            <text:p>1685.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5427" calcext:value-type="float">
            <text:p>205427</text:p>
          </table:table-cell>
          <table:table-cell office:value-type="float" office:value="2342.02" calcext:value-type="float">
            <text:p>2342.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2704" calcext:value-type="float">
            <text:p>112704</text:p>
          </table:table-cell>
          <table:table-cell office:value-type="float" office:value="2275.7" calcext:value-type="float">
            <text:p>2275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4054" calcext:value-type="float">
            <text:p>134054</text:p>
          </table:table-cell>
          <table:table-cell office:value-type="float" office:value="2340.88" calcext:value-type="float">
            <text:p>2340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2146" calcext:value-type="float">
            <text:p>152146</text:p>
          </table:table-cell>
          <table:table-cell office:value-type="float" office:value="2424.33" calcext:value-type="float">
            <text:p>2424.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0859" calcext:value-type="float">
            <text:p>240859</text:p>
          </table:table-cell>
          <table:table-cell office:value-type="float" office:value="1765.39" calcext:value-type="float">
            <text:p>1765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5133" calcext:value-type="float">
            <text:p>225133</text:p>
          </table:table-cell>
          <table:table-cell office:value-type="float" office:value="3997.36" calcext:value-type="float">
            <text:p>3997.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4921" calcext:value-type="float">
            <text:p>184921</text:p>
          </table:table-cell>
          <table:table-cell office:value-type="float" office:value="2903.98" calcext:value-type="float">
            <text:p>2903.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5751" calcext:value-type="float">
            <text:p>145751</text:p>
          </table:table-cell>
          <table:table-cell office:value-type="float" office:value="2168.38" calcext:value-type="float">
            <text:p>2168.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8420" calcext:value-type="float">
            <text:p>138420</text:p>
          </table:table-cell>
          <table:table-cell office:value-type="float" office:value="3607.32" calcext:value-type="float">
            <text:p>3607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1:53:55.842147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2:57:09.006396277</meta:creation-date>
    <dc:date>2014-11-21T12:19:55.563775479</dc:date>
    <meta:editing-duration>PT39M43S</meta:editing-duration>
    <meta:editing-cycles>6</meta:editing-cycles>
    <meta:generator>LibreOffice/4.2.3.3$Linux_X86_64 LibreOffice_project/420m0$Build-3</meta:generator>
    <meta:document-statistic meta:table-count="4" meta:cell-count="16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94cm" svg:y="0.316cm" chart:style-name="ch2">
          <text:p>Calidad de las soluciones utilizando distintas vecindades</text:p>
        </chart:title>
        <chart:subtitle svg:x="1.897cm" svg:y="1.301cm" chart:style-name="ch3">
          <text:p>alfa = 20%, beta = 20%, gamma = 20% y el algoritmo se detiene luego
 de 10 iteraciones seguidas sin mejoras</text:p>
        </chart:subtitle>
        <chart:legend chart:legend-position="end" svg:x="12.963cm" svg:y="3.952cm" style:legend-expansion="high" chart:style-name="ch4"/>
        <chart:plot-area chart:style-name="ch5" table:cell-range-address="'20 20 20 10'.A2:'20 20 20 10'.C101 '20 20 20 10'.B1:'20 20 20 10'.C1" chart:data-source-has-labels="row" svg:x="1.331cm" svg:y="2.846cm" svg:width="10.992cm" svg:height="4.993cm">
          <chartooo:coordinate-region svg:x="1.952cm" svg:y="3.046cm" svg:width="10.091cm" svg:height="4.146cm"/>
          <chart:axis chart:dimension="x" chart:name="primary-x" chart:style-name="ch6">
            <chart:title svg:x="5.156cm" svg:y="8.019cm" chart:style-name="ch7">
              <text:p>Cantidad de nodos (n)</text:p>
            </chart:title>
          </chart:axis>
          <chart:axis chart:dimension="y" chart:name="primary-y" chart:style-name="ch8">
            <chart:title svg:x="0.451cm" svg:y="7.754cm" chart:style-name="ch9">
              <text:p>Suma de los pesos intrapartición</text:p>
            </chart:title>
            <chart:grid chart:style-name="ch10" chart:class="major"/>
          </chart:axis>
          <chart:series chart:style-name="ch11" chart:values-cell-range-address="'20 20 20 10'.B2:'20 20 20 10'.B101" chart:label-cell-address="'20 20 20 10'.B1:'20 20 20 10'.B1" chart:class="chart:scatter">
            <chart:domain table:cell-range-address="'20 20 20 10'.A2:'20 20 20 10'.A101"/>
            <chart:data-point chart:repeated="100"/>
          </chart:series>
          <chart:series chart:style-name="ch12" chart:values-cell-range-address="'20 20 20 10'.C2:'20 20 20 10'.C101" chart:label-cell-address="'20 20 20 10'.C1:'20 20 20 10'.C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10'.B1:'20 20 20 10'.B1</svg:desc>
                </draw:g>
              </table:table-cell>
              <table:table-cell office:value-type="string">
                <text:p>Vecindad 2</text:p>
                <draw:g>
                  <svg:desc>'20 20 20 10'.C1:'20 20 20 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10'.A2:'20 20 20 10'.A101</svg:desc>
                </draw:g>
              </table:table-cell>
              <table:table-cell office:value-type="float" office:value="0">
                <text:p>0</text:p>
                <draw:g>
                  <svg:desc>'20 20 20 10'.B2:'20 20 20 10'.B101</svg:desc>
                </draw:g>
              </table:table-cell>
              <table:table-cell office:value-type="float" office:value="0">
                <text:p>0</text:p>
                <draw:g>
                  <svg:desc>'20 20 20 10'.C2:'20 20 20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796cm" svg:y="0.316cm" chart:style-name="ch2">
          <text:p>Tiempo de ejecución utilizando distintas vecindades</text:p>
        </chart:title>
        <chart:subtitle svg:x="1.896cm" svg:y="1.275cm" chart:style-name="ch3">
          <text:p>alfa = 20%, beta = 20%, gamma = 20% y el algoritmo se detiene luego
 de 10 iteraciones seguidas sin mejoras</text:p>
        </chart:subtitle>
        <chart:legend chart:legend-position="end" svg:x="13.55cm" svg:y="3.955cm" style:legend-expansion="high" chart:style-name="ch4"/>
        <chart:plot-area chart:style-name="ch5" table:cell-range-address="'20 20 20 10'.A2:'20 20 20 10'.A101 '20 20 20 10'.D1:'20 20 20 10'.E101" chart:data-source-has-labels="row" svg:x="1.33cm" svg:y="2.846cm" svg:width="11.582cm" svg:height="4.999cm">
          <chartooo:coordinate-region svg:x="2.507cm" svg:y="3.045cm" svg:width="10.125cm" svg:height="4.153cm"/>
          <chart:axis chart:dimension="x" chart:name="primary-x" chart:style-name="ch6">
            <chart:title svg:x="5.45cm" svg:y="8.025cm" chart:style-name="ch7">
              <text:p>Cantidad de nodos (n)</text:p>
            </chart:title>
          </chart:axis>
          <chart:axis chart:dimension="y" chart:name="primary-y" chart:style-name="ch6">
            <chart:title svg:x="0.451cm" svg:y="7.162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'20 20 20 10'.D2:'20 20 20 10'.D101" chart:label-cell-address="'20 20 20 10'.D1:'20 20 20 10'.D1" chart:class="chart:scatter">
            <chart:domain table:cell-range-address="'20 20 20 10'.A2:'20 20 20 10'.A101"/>
            <chart:data-point chart:repeated="100"/>
          </chart:series>
          <chart:series chart:style-name="ch11" chart:values-cell-range-address="'20 20 20 10'.E2:'20 20 20 10'.E101" chart:label-cell-address="'20 20 20 10'.E1:'20 20 20 10'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10'.D1:'20 20 20 10'.D1</svg:desc>
                </draw:g>
              </table:table-cell>
              <table:table-cell office:value-type="string">
                <text:p>Vecindad 2</text:p>
                <draw:g>
                  <svg:desc>'20 20 20 10'.E1:'20 20 20 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10'.A2:'20 20 20 10'.A101</svg:desc>
                </draw:g>
              </table:table-cell>
              <table:table-cell office:value-type="float" office:value="0.087">
                <text:p>0.087</text:p>
                <draw:g>
                  <svg:desc>'20 20 20 10'.D2:'20 20 20 10'.D101</svg:desc>
                </draw:g>
              </table:table-cell>
              <table:table-cell office:value-type="float" office:value="0.157">
                <text:p>0.157</text:p>
                <draw:g>
                  <svg:desc>'20 20 20 10'.E2:'20 20 20 1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6">
                <text:p>0.236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08">
                <text:p>0.40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8">
                <text:p>0.7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29">
                <text:p>1.829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366">
                <text:p>1.36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8">
                <text:p>2.8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986">
                <text:p>1.986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94">
                <text:p>6.094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902">
                <text:p>6.902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828">
                <text:p>12.828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742">
                <text:p>12.742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637">
                <text:p>23.637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257">
                <text:p>24.257</text:p>
              </table:table-cell>
              <table:table-cell office:value-type="float" office:value="4.414">
                <text:p>4.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6.957">
                <text:p>56.957</text:p>
              </table:table-cell>
              <table:table-cell office:value-type="float" office:value="4.434">
                <text:p>4.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.248">
                <text:p>33.248</text:p>
              </table:table-cell>
              <table:table-cell office:value-type="float" office:value="2.911">
                <text:p>2.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4.257">
                <text:p>94.257</text:p>
              </table:table-cell>
              <table:table-cell office:value-type="float" office:value="4.335">
                <text:p>4.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8.3">
                <text:p>118.3</text:p>
              </table:table-cell>
              <table:table-cell office:value-type="float" office:value="9.071">
                <text:p>9.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1.979">
                <text:p>61.979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.468">
                <text:p>60.468</text:p>
              </table:table-cell>
              <table:table-cell office:value-type="float" office:value="7.338">
                <text:p>7.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7.552">
                <text:p>117.552</text:p>
              </table:table-cell>
              <table:table-cell office:value-type="float" office:value="9.073">
                <text:p>9.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.548">
                <text:p>82.548</text:p>
              </table:table-cell>
              <table:table-cell office:value-type="float" office:value="15.063">
                <text:p>15.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2.333">
                <text:p>242.333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0.386">
                <text:p>240.386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8.027">
                <text:p>298.027</text:p>
              </table:table-cell>
              <table:table-cell office:value-type="float" office:value="25.812">
                <text:p>25.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1.093">
                <text:p>301.093</text:p>
              </table:table-cell>
              <table:table-cell office:value-type="float" office:value="29.512">
                <text:p>29.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52.32">
                <text:p>352.32</text:p>
              </table:table-cell>
              <table:table-cell office:value-type="float" office:value="18.003">
                <text:p>18.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3.259">
                <text:p>273.259</text:p>
              </table:table-cell>
              <table:table-cell office:value-type="float" office:value="25.674">
                <text:p>25.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4.68">
                <text:p>414.68</text:p>
              </table:table-cell>
              <table:table-cell office:value-type="float" office:value="18.214">
                <text:p>18.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83.926">
                <text:p>583.926</text:p>
              </table:table-cell>
              <table:table-cell office:value-type="float" office:value="21.179">
                <text:p>21.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97.365">
                <text:p>997.365</text:p>
              </table:table-cell>
              <table:table-cell office:value-type="float" office:value="33.533">
                <text:p>33.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88.862">
                <text:p>388.862</text:p>
              </table:table-cell>
              <table:table-cell office:value-type="float" office:value="24.172">
                <text:p>24.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77.539">
                <text:p>677.539</text:p>
              </table:table-cell>
              <table:table-cell office:value-type="float" office:value="26.283">
                <text:p>26.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04.54">
                <text:p>1504.54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00.47">
                <text:p>1800.47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14.295">
                <text:p>614.295</text:p>
              </table:table-cell>
              <table:table-cell office:value-type="float" office:value="24.731">
                <text:p>24.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38.68">
                <text:p>2338.68</text:p>
              </table:table-cell>
              <table:table-cell office:value-type="float" office:value="37.282">
                <text:p>37.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00.63">
                <text:p>1200.63</text:p>
              </table:table-cell>
              <table:table-cell office:value-type="float" office:value="52.666">
                <text:p>52.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311.37">
                <text:p>2311.37</text:p>
              </table:table-cell>
              <table:table-cell office:value-type="float" office:value="81.537">
                <text:p>81.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96.203">
                <text:p>996.203</text:p>
              </table:table-cell>
              <table:table-cell office:value-type="float" office:value="81.092">
                <text:p>81.0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67.68">
                <text:p>1367.68</text:p>
              </table:table-cell>
              <table:table-cell office:value-type="float" office:value="94.551">
                <text:p>94.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59.96">
                <text:p>2059.96</text:p>
              </table:table-cell>
              <table:table-cell office:value-type="float" office:value="35.053">
                <text:p>35.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33.66">
                <text:p>2133.66</text:p>
              </table:table-cell>
              <table:table-cell office:value-type="float" office:value="60.729">
                <text:p>60.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867.69">
                <text:p>1867.69</text:p>
              </table:table-cell>
              <table:table-cell office:value-type="float" office:value="113.478">
                <text:p>113.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919">
                <text:p>2919</text:p>
              </table:table-cell>
              <table:table-cell office:value-type="float" office:value="60.021">
                <text:p>60.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988.68">
                <text:p>2988.68</text:p>
              </table:table-cell>
              <table:table-cell office:value-type="float" office:value="78.632">
                <text:p>78.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70.57">
                <text:p>1370.57</text:p>
              </table:table-cell>
              <table:table-cell office:value-type="float" office:value="70.585">
                <text:p>70.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500.88">
                <text:p>2500.88</text:p>
              </table:table-cell>
              <table:table-cell office:value-type="float" office:value="85.655">
                <text:p>85.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487.53">
                <text:p>2487.53</text:p>
              </table:table-cell>
              <table:table-cell office:value-type="float" office:value="82.013">
                <text:p>82.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80.65">
                <text:p>3780.65</text:p>
              </table:table-cell>
              <table:table-cell office:value-type="float" office:value="115.693">
                <text:p>115.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73.64">
                <text:p>2073.64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095.11">
                <text:p>4095.11</text:p>
              </table:table-cell>
              <table:table-cell office:value-type="float" office:value="146.044">
                <text:p>146.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661.58">
                <text:p>6661.58</text:p>
              </table:table-cell>
              <table:table-cell office:value-type="float" office:value="107.007">
                <text:p>107.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661.02">
                <text:p>3661.02</text:p>
              </table:table-cell>
              <table:table-cell office:value-type="float" office:value="77.781">
                <text:p>77.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60.17">
                <text:p>5660.17</text:p>
              </table:table-cell>
              <table:table-cell office:value-type="float" office:value="170.431">
                <text:p>170.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290.28">
                <text:p>6290.28</text:p>
              </table:table-cell>
              <table:table-cell office:value-type="float" office:value="214.529">
                <text:p>214.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96.8">
                <text:p>10096.8</text:p>
              </table:table-cell>
              <table:table-cell office:value-type="float" office:value="185.628">
                <text:p>185.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636.75">
                <text:p>6636.75</text:p>
              </table:table-cell>
              <table:table-cell office:value-type="float" office:value="183.933">
                <text:p>183.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471.01">
                <text:p>7471.01</text:p>
              </table:table-cell>
              <table:table-cell office:value-type="float" office:value="140.17">
                <text:p>14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62.62">
                <text:p>5862.62</text:p>
              </table:table-cell>
              <table:table-cell office:value-type="float" office:value="186.361">
                <text:p>186.3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643.34">
                <text:p>7643.34</text:p>
              </table:table-cell>
              <table:table-cell office:value-type="float" office:value="172.052">
                <text:p>172.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52.02">
                <text:p>6152.02</text:p>
              </table:table-cell>
              <table:table-cell office:value-type="float" office:value="129.874">
                <text:p>129.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7686.6">
                <text:p>17686.6</text:p>
              </table:table-cell>
              <table:table-cell office:value-type="float" office:value="185.816">
                <text:p>185.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232.58">
                <text:p>7232.58</text:p>
              </table:table-cell>
              <table:table-cell office:value-type="float" office:value="152.737">
                <text:p>152.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126.2">
                <text:p>10126.2</text:p>
              </table:table-cell>
              <table:table-cell office:value-type="float" office:value="232.459">
                <text:p>232.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406.91">
                <text:p>7406.91</text:p>
              </table:table-cell>
              <table:table-cell office:value-type="float" office:value="246.332">
                <text:p>246.3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756.28">
                <text:p>8756.28</text:p>
              </table:table-cell>
              <table:table-cell office:value-type="float" office:value="263.366">
                <text:p>263.3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972.03">
                <text:p>7972.03</text:p>
              </table:table-cell>
              <table:table-cell office:value-type="float" office:value="157.845">
                <text:p>157.8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520.4">
                <text:p>16520.4</text:p>
              </table:table-cell>
              <table:table-cell office:value-type="float" office:value="361.805">
                <text:p>361.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638.06">
                <text:p>6638.06</text:p>
              </table:table-cell>
              <table:table-cell office:value-type="float" office:value="315.59">
                <text:p>315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965.7">
                <text:p>12965.7</text:p>
              </table:table-cell>
              <table:table-cell office:value-type="float" office:value="315.2">
                <text:p>315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040.96">
                <text:p>8040.96</text:p>
              </table:table-cell>
              <table:table-cell office:value-type="float" office:value="217.474">
                <text:p>217.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550.1">
                <text:p>14550.1</text:p>
              </table:table-cell>
              <table:table-cell office:value-type="float" office:value="237.698">
                <text:p>237.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583.8">
                <text:p>13583.8</text:p>
              </table:table-cell>
              <table:table-cell office:value-type="float" office:value="267.388">
                <text:p>267.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581.4">
                <text:p>11581.4</text:p>
              </table:table-cell>
              <table:table-cell office:value-type="float" office:value="634.583">
                <text:p>634.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9456.6">
                <text:p>19456.6</text:p>
              </table:table-cell>
              <table:table-cell office:value-type="float" office:value="214.676">
                <text:p>214.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717">
                <text:p>26717</text:p>
              </table:table-cell>
              <table:table-cell office:value-type="float" office:value="449.692">
                <text:p>449.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053">
                <text:p>13053</text:p>
              </table:table-cell>
              <table:table-cell office:value-type="float" office:value="297.447">
                <text:p>297.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727.6">
                <text:p>24727.6</text:p>
              </table:table-cell>
              <table:table-cell office:value-type="float" office:value="382.546">
                <text:p>382.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081.6">
                <text:p>15081.6</text:p>
              </table:table-cell>
              <table:table-cell office:value-type="float" office:value="346.512">
                <text:p>346.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651.3">
                <text:p>18651.3</text:p>
              </table:table-cell>
              <table:table-cell office:value-type="float" office:value="236.594">
                <text:p>236.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272.7">
                <text:p>18272.7</text:p>
              </table:table-cell>
              <table:table-cell office:value-type="float" office:value="450.54">
                <text:p>450.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8788">
                <text:p>28788</text:p>
              </table:table-cell>
              <table:table-cell office:value-type="float" office:value="298.214">
                <text:p>298.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0415.1">
                <text:p>30415.1</text:p>
              </table:table-cell>
              <table:table-cell office:value-type="float" office:value="722.058">
                <text:p>722.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8729.7">
                <text:p>38729.7</text:p>
              </table:table-cell>
              <table:table-cell office:value-type="float" office:value="741.441">
                <text:p>741.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188.6">
                <text:p>18188.6</text:p>
              </table:table-cell>
              <table:table-cell office:value-type="float" office:value="380.406">
                <text:p>380.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7630.4">
                <text:p>37630.4</text:p>
              </table:table-cell>
              <table:table-cell office:value-type="float" office:value="728.555">
                <text:p>728.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088">
                <text:p>16088</text:p>
              </table:table-cell>
              <table:table-cell office:value-type="float" office:value="641.236">
                <text:p>641.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573.4">
                <text:p>28573.4</text:p>
              </table:table-cell>
              <table:table-cell office:value-type="float" office:value="481.48">
                <text:p>481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8420.1">
                <text:p>68420.1</text:p>
              </table:table-cell>
              <table:table-cell office:value-type="float" office:value="657.638">
                <text:p>657.6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94cm" svg:y="0.316cm" chart:style-name="ch2">
          <text:p>Calidad de las soluciones utilizando distintas vecindades</text:p>
        </chart:title>
        <chart:subtitle svg:x="1.897cm" svg:y="1.301cm" chart:style-name="ch3">
          <text:p>alfa = 20%, beta = 20%, gamma = 20% y el algoritmo se detiene luego
 de 50 iteraciones sin mejoras</text:p>
        </chart:subtitle>
        <chart:legend chart:legend-position="end" svg:x="12.963cm" svg:y="3.952cm" style:legend-expansion="high" chart:style-name="ch4"/>
        <chart:plot-area chart:style-name="ch5" table:cell-range-address="'20 20 20 50'.A2:'20 20 20 50'.C101 '20 20 20 50'.B1:'20 20 20 50'.C1" chart:data-source-has-labels="row" svg:x="1.331cm" svg:y="2.846cm" svg:width="10.992cm" svg:height="4.993cm">
          <chartooo:coordinate-region svg:x="1.952cm" svg:y="3.046cm" svg:width="10.091cm" svg:height="4.146cm"/>
          <chart:axis chart:dimension="x" chart:name="primary-x" chart:style-name="ch6">
            <chart:title svg:x="5.156cm" svg:y="8.019cm" chart:style-name="ch7">
              <text:p>Cantidad de nodos (n)</text:p>
            </chart:title>
          </chart:axis>
          <chart:axis chart:dimension="y" chart:name="primary-y" chart:style-name="ch8">
            <chart:title svg:x="0.451cm" svg:y="7.754cm" chart:style-name="ch9">
              <text:p>Suma de los pesos intrapartición</text:p>
            </chart:title>
            <chart:grid chart:style-name="ch10" chart:class="major"/>
          </chart:axis>
          <chart:series chart:style-name="ch11" chart:values-cell-range-address="'20 20 20 50'.B2:'20 20 20 50'.B101" chart:label-cell-address="'20 20 20 50'.B1:'20 20 20 50'.B1" chart:class="chart:scatter">
            <chart:domain table:cell-range-address="'20 20 20 50'.A2:'20 20 20 50'.A101"/>
            <chart:data-point chart:repeated="100"/>
          </chart:series>
          <chart:series chart:style-name="ch12" chart:values-cell-range-address="'20 20 20 50'.C2:'20 20 20 50'.C101" chart:label-cell-address="'20 20 20 50'.C1:'20 20 20 50'.C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50'.B1:'20 20 20 50'.B1</svg:desc>
                </draw:g>
              </table:table-cell>
              <table:table-cell office:value-type="string">
                <text:p>Vecindad 2</text:p>
                <draw:g>
                  <svg:desc>'20 20 20 50'.C1:'20 20 20 5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50'.A2:'20 20 20 50'.A101</svg:desc>
                </draw:g>
              </table:table-cell>
              <table:table-cell office:value-type="float" office:value="0">
                <text:p>0</text:p>
                <draw:g>
                  <svg:desc>'20 20 20 50'.B2:'20 20 20 50'.B101</svg:desc>
                </draw:g>
              </table:table-cell>
              <table:table-cell office:value-type="float" office:value="0">
                <text:p>0</text:p>
                <draw:g>
                  <svg:desc>'20 20 20 50'.C2:'20 20 20 5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46cm" svg:y="0.316cm" chart:style-name="ch2">
          <text:p>Tiempo de ejecución del algoritmo utilizando distintas vecindades</text:p>
        </chart:title>
        <chart:subtitle svg:x="1.896cm" svg:y="1.301cm" chart:style-name="ch3">
          <text:p>alfa = 20%, beta = 20%, gamma = 20% y el algoritmo se detiene luego
 de 50 iteraciones sin mejoras</text:p>
        </chart:subtitle>
        <chart:legend chart:legend-position="end" svg:x="13.55cm" svg:y="3.955cm" style:legend-expansion="high" chart:style-name="ch4"/>
        <chart:plot-area chart:style-name="ch5" table:cell-range-address="'20 20 20 50'.A2:'20 20 20 50'.A101 '20 20 20 50'.D1:'20 20 20 50'.E101" chart:data-source-has-labels="row" svg:x="1.33cm" svg:y="2.846cm" svg:width="11.582cm" svg:height="4.999cm">
          <chartooo:coordinate-region svg:x="2.692cm" svg:y="3.045cm" svg:width="9.94cm" svg:height="4.153cm"/>
          <chart:axis chart:dimension="x" chart:name="primary-x" chart:style-name="ch6">
            <chart:title svg:x="5.45cm" svg:y="8.025cm" chart:style-name="ch7">
              <text:p>Cantidad de nodos (n)</text:p>
            </chart:title>
          </chart:axis>
          <chart:axis chart:dimension="y" chart:name="primary-y" chart:style-name="ch6">
            <chart:title svg:x="0.451cm" svg:y="7.162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'20 20 20 50'.D2:'20 20 20 50'.D101" chart:label-cell-address="'20 20 20 50'.D1:'20 20 20 50'.D1" chart:class="chart:scatter">
            <chart:domain table:cell-range-address="'20 20 20 50'.A2:'20 20 20 50'.A101"/>
            <chart:data-point chart:repeated="100"/>
          </chart:series>
          <chart:series chart:style-name="ch11" chart:values-cell-range-address="'20 20 20 50'.E2:'20 20 20 50'.E101" chart:label-cell-address="'20 20 20 50'.E1:'20 20 20 50'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50'.D1:'20 20 20 50'.D1</svg:desc>
                </draw:g>
              </table:table-cell>
              <table:table-cell office:value-type="string">
                <text:p>Vecindad 2</text:p>
                <draw:g>
                  <svg:desc>'20 20 20 50'.E1:'20 20 20 5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50'.A2:'20 20 20 50'.A101</svg:desc>
                </draw:g>
              </table:table-cell>
              <table:table-cell office:value-type="float" office:value="0.187">
                <text:p>0.187</text:p>
                <draw:g>
                  <svg:desc>'20 20 20 50'.D2:'20 20 20 50'.D101</svg:desc>
                </draw:g>
              </table:table-cell>
              <table:table-cell office:value-type="float" office:value="0.481">
                <text:p>0.481</text:p>
                <draw:g>
                  <svg:desc>'20 20 20 50'.E2:'20 20 20 5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3">
                <text:p>0.703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98">
                <text:p>1.59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64">
                <text:p>2.564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39">
                <text:p>4.63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48">
                <text:p>5.548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916">
                <text:p>9.916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521">
                <text:p>9.521</text:p>
              </table:table-cell>
              <table:table-cell office:value-type="float" office:value="3.415">
                <text:p>3.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.955">
                <text:p>26.955</text:p>
              </table:table-cell>
              <table:table-cell office:value-type="float" office:value="6.818">
                <text:p>6.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.361">
                <text:p>28.361</text:p>
              </table:table-cell>
              <table:table-cell office:value-type="float" office:value="6.815">
                <text:p>6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.3">
                <text:p>42.3</text:p>
              </table:table-cell>
              <table:table-cell office:value-type="float" office:value="8.994">
                <text:p>8.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912">
                <text:p>59.912</text:p>
              </table:table-cell>
              <table:table-cell office:value-type="float" office:value="10.307">
                <text:p>10.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0.05">
                <text:p>80.05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4.877">
                <text:p>124.877</text:p>
              </table:table-cell>
              <table:table-cell office:value-type="float" office:value="13.939">
                <text:p>13.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8.571">
                <text:p>178.571</text:p>
              </table:table-cell>
              <table:table-cell office:value-type="float" office:value="20.436">
                <text:p>20.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.42">
                <text:p>120.42</text:p>
              </table:table-cell>
              <table:table-cell office:value-type="float" office:value="17.195">
                <text:p>17.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6.868">
                <text:p>266.868</text:p>
              </table:table-cell>
              <table:table-cell office:value-type="float" office:value="27.737">
                <text:p>27.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0.445">
                <text:p>200.445</text:p>
              </table:table-cell>
              <table:table-cell office:value-type="float" office:value="27.921">
                <text:p>27.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20.844">
                <text:p>420.844</text:p>
              </table:table-cell>
              <table:table-cell office:value-type="float" office:value="33.796">
                <text:p>33.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3.753">
                <text:p>273.753</text:p>
              </table:table-cell>
              <table:table-cell office:value-type="float" office:value="33.507">
                <text:p>33.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03.4">
                <text:p>603.4</text:p>
              </table:table-cell>
              <table:table-cell office:value-type="float" office:value="38.143">
                <text:p>38.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57.764">
                <text:p>357.764</text:p>
              </table:table-cell>
              <table:table-cell office:value-type="float" office:value="42.657">
                <text:p>42.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33.119">
                <text:p>833.119</text:p>
              </table:table-cell>
              <table:table-cell office:value-type="float" office:value="75.733">
                <text:p>75.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22.18">
                <text:p>822.18</text:p>
              </table:table-cell>
              <table:table-cell office:value-type="float" office:value="49.228">
                <text:p>49.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71.07">
                <text:p>1171.07</text:p>
              </table:table-cell>
              <table:table-cell office:value-type="float" office:value="101.488">
                <text:p>101.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1.65">
                <text:p>1001.65</text:p>
              </table:table-cell>
              <table:table-cell office:value-type="float" office:value="124.105">
                <text:p>124.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0.61">
                <text:p>1820.61</text:p>
              </table:table-cell>
              <table:table-cell office:value-type="float" office:value="155.319">
                <text:p>155.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39.268">
                <text:p>939.268</text:p>
              </table:table-cell>
              <table:table-cell office:value-type="float" office:value="76.777">
                <text:p>76.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03.12">
                <text:p>1503.12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22.94">
                <text:p>2022.94</text:p>
              </table:table-cell>
              <table:table-cell office:value-type="float" office:value="87.473">
                <text:p>87.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54.98">
                <text:p>2354.98</text:p>
              </table:table-cell>
              <table:table-cell office:value-type="float" office:value="157.103">
                <text:p>157.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63.88">
                <text:p>2663.88</text:p>
              </table:table-cell>
              <table:table-cell office:value-type="float" office:value="160.441">
                <text:p>160.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08.8">
                <text:p>3208.8</text:p>
              </table:table-cell>
              <table:table-cell office:value-type="float" office:value="203.533">
                <text:p>203.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967.13">
                <text:p>2967.13</text:p>
              </table:table-cell>
              <table:table-cell office:value-type="float" office:value="191.175">
                <text:p>191.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936.23">
                <text:p>4936.23</text:p>
              </table:table-cell>
              <table:table-cell office:value-type="float" office:value="194.74">
                <text:p>194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585.34">
                <text:p>5585.34</text:p>
              </table:table-cell>
              <table:table-cell office:value-type="float" office:value="174.049">
                <text:p>174.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86.06">
                <text:p>8586.06</text:p>
              </table:table-cell>
              <table:table-cell office:value-type="float" office:value="271.268">
                <text:p>271.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047.37">
                <text:p>5047.37</text:p>
              </table:table-cell>
              <table:table-cell office:value-type="float" office:value="244.387">
                <text:p>244.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094.56">
                <text:p>7094.56</text:p>
              </table:table-cell>
              <table:table-cell office:value-type="float" office:value="348.249">
                <text:p>348.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29.12">
                <text:p>5029.12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74.14">
                <text:p>9074.14</text:p>
              </table:table-cell>
              <table:table-cell office:value-type="float" office:value="527.191">
                <text:p>527.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612.9">
                <text:p>14612.9</text:p>
              </table:table-cell>
              <table:table-cell office:value-type="float" office:value="362.494">
                <text:p>362.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535.9">
                <text:p>10535.9</text:p>
              </table:table-cell>
              <table:table-cell office:value-type="float" office:value="224.576">
                <text:p>224.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146.78">
                <text:p>7146.78</text:p>
              </table:table-cell>
              <table:table-cell office:value-type="float" office:value="572.514">
                <text:p>572.5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551.17">
                <text:p>8551.17</text:p>
              </table:table-cell>
              <table:table-cell office:value-type="float" office:value="342.264">
                <text:p>342.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869.31">
                <text:p>9869.31</text:p>
              </table:table-cell>
              <table:table-cell office:value-type="float" office:value="309.786">
                <text:p>309.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047.9">
                <text:p>9047.9</text:p>
              </table:table-cell>
              <table:table-cell office:value-type="float" office:value="434.148">
                <text:p>434.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708.8">
                <text:p>12708.8</text:p>
              </table:table-cell>
              <table:table-cell office:value-type="float" office:value="282.109">
                <text:p>282.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882.7">
                <text:p>17882.7</text:p>
              </table:table-cell>
              <table:table-cell office:value-type="float" office:value="339.889">
                <text:p>339.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601.1">
                <text:p>10601.1</text:p>
              </table:table-cell>
              <table:table-cell office:value-type="float" office:value="472.817">
                <text:p>472.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943.4">
                <text:p>18943.4</text:p>
              </table:table-cell>
              <table:table-cell office:value-type="float" office:value="307.864">
                <text:p>307.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685.3">
                <text:p>12685.3</text:p>
              </table:table-cell>
              <table:table-cell office:value-type="float" office:value="379.117">
                <text:p>379.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773.4">
                <text:p>22773.4</text:p>
              </table:table-cell>
              <table:table-cell office:value-type="float" office:value="747.733">
                <text:p>747.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766.4">
                <text:p>16766.4</text:p>
              </table:table-cell>
              <table:table-cell office:value-type="float" office:value="630.945">
                <text:p>630.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894.9">
                <text:p>15894.9</text:p>
              </table:table-cell>
              <table:table-cell office:value-type="float" office:value="723.135">
                <text:p>723.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3651.5">
                <text:p>23651.5</text:p>
              </table:table-cell>
              <table:table-cell office:value-type="float" office:value="394.73">
                <text:p>394.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3802.7">
                <text:p>33802.7</text:p>
              </table:table-cell>
              <table:table-cell office:value-type="float" office:value="1315.42">
                <text:p>1315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2813.3">
                <text:p>22813.3</text:p>
              </table:table-cell>
              <table:table-cell office:value-type="float" office:value="895.982">
                <text:p>895.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426.9">
                <text:p>21426.9</text:p>
              </table:table-cell>
              <table:table-cell office:value-type="float" office:value="597.584">
                <text:p>597.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8780.6">
                <text:p>38780.6</text:p>
              </table:table-cell>
              <table:table-cell office:value-type="float" office:value="600.114">
                <text:p>600.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2738.6">
                <text:p>42738.6</text:p>
              </table:table-cell>
              <table:table-cell office:value-type="float" office:value="772.933">
                <text:p>772.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746.6">
                <text:p>20746.6</text:p>
              </table:table-cell>
              <table:table-cell office:value-type="float" office:value="757.333">
                <text:p>757.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9156.8">
                <text:p>29156.8</text:p>
              </table:table-cell>
              <table:table-cell office:value-type="float" office:value="997.875">
                <text:p>997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1976.6">
                <text:p>61976.6</text:p>
              </table:table-cell>
              <table:table-cell office:value-type="float" office:value="1513.71">
                <text:p>1513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232.5">
                <text:p>27232.5</text:p>
              </table:table-cell>
              <table:table-cell office:value-type="float" office:value="1005.58">
                <text:p>1005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3288.5">
                <text:p>83288.5</text:p>
              </table:table-cell>
              <table:table-cell office:value-type="float" office:value="1108.15">
                <text:p>1108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4696.1">
                <text:p>94696.1</text:p>
              </table:table-cell>
              <table:table-cell office:value-type="float" office:value="892.981">
                <text:p>892.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1134.1">
                <text:p>31134.1</text:p>
              </table:table-cell>
              <table:table-cell office:value-type="float" office:value="2337.17">
                <text:p>2337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6979.4">
                <text:p>66979.4</text:p>
              </table:table-cell>
              <table:table-cell office:value-type="float" office:value="1501.93">
                <text:p>1501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5468.9">
                <text:p>35468.9</text:p>
              </table:table-cell>
              <table:table-cell office:value-type="float" office:value="982.596">
                <text:p>982.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2358.6">
                <text:p>62358.6</text:p>
              </table:table-cell>
              <table:table-cell office:value-type="float" office:value="1015.65">
                <text:p>1015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8446.8">
                <text:p>88446.8</text:p>
              </table:table-cell>
              <table:table-cell office:value-type="float" office:value="864.913">
                <text:p>864.9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4528.1">
                <text:p>54528.1</text:p>
              </table:table-cell>
              <table:table-cell office:value-type="float" office:value="1685.6">
                <text:p>1685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3237">
                <text:p>123237</text:p>
              </table:table-cell>
              <table:table-cell office:value-type="float" office:value="2288.83">
                <text:p>2288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776.2">
                <text:p>91776.2</text:p>
              </table:table-cell>
              <table:table-cell office:value-type="float" office:value="1819.51">
                <text:p>1819.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0597.8">
                <text:p>70597.8</text:p>
              </table:table-cell>
              <table:table-cell office:value-type="float" office:value="2554.14">
                <text:p>2554.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347.3">
                <text:p>52347.3</text:p>
              </table:table-cell>
              <table:table-cell office:value-type="float" office:value="2169.47">
                <text:p>2169.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0661.3">
                <text:p>50661.3</text:p>
              </table:table-cell>
              <table:table-cell office:value-type="float" office:value="2187.2">
                <text:p>218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8434.1">
                <text:p>58434.1</text:p>
              </table:table-cell>
              <table:table-cell office:value-type="float" office:value="1642.71">
                <text:p>1642.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8683.3">
                <text:p>58683.3</text:p>
              </table:table-cell>
              <table:table-cell office:value-type="float" office:value="1785.51">
                <text:p>1785.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3586.7">
                <text:p>93586.7</text:p>
              </table:table-cell>
              <table:table-cell office:value-type="float" office:value="1574.27">
                <text:p>1574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5468.8">
                <text:p>65468.8</text:p>
              </table:table-cell>
              <table:table-cell office:value-type="float" office:value="3106.23">
                <text:p>3106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8183">
                <text:p>128183</text:p>
              </table:table-cell>
              <table:table-cell office:value-type="float" office:value="1397.07">
                <text:p>1397.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9865.7">
                <text:p>99865.7</text:p>
              </table:table-cell>
              <table:table-cell office:value-type="float" office:value="2131.8">
                <text:p>213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2541">
                <text:p>92541</text:p>
              </table:table-cell>
              <table:table-cell office:value-type="float" office:value="2822.6">
                <text:p>282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3515">
                <text:p>113515</text:p>
              </table:table-cell>
              <table:table-cell office:value-type="float" office:value="3481.83">
                <text:p>3481.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8541">
                <text:p>148541</text:p>
              </table:table-cell>
              <table:table-cell office:value-type="float" office:value="4880.99">
                <text:p>4880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2323.3">
                <text:p>92323.3</text:p>
              </table:table-cell>
              <table:table-cell office:value-type="float" office:value="1733.3">
                <text:p>1733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3334.7">
                <text:p>93334.7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589.5">
                <text:p>98589.5</text:p>
              </table:table-cell>
              <table:table-cell office:value-type="float" office:value="4009.97">
                <text:p>4009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2.71">
                <text:p>1862.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9.7">
                <text:p>3069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7.02">
                <text:p>3557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9.19">
                <text:p>4219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7.35">
                <text:p>3197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7.45">
                <text:p>1697.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4.41">
                <text:p>1904.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9.4">
                <text:p>1919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3.77">
                <text:p>4113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2.83">
                <text:p>2752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